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A00000253050386CAED8DAC0F.png" manifest:media-type="image/png"/>
  <manifest:file-entry manifest:full-path="Pictures/100002010000015100000078D9D9DB8A9C1CA79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Source Sans Pro" svg:font-family="'Source Sans Pro'"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Times" svg:font-family="Times"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5.984cm" fo:margin-left="-0.199cm" fo:margin-top="0cm" fo:margin-bottom="0cm" table:align="left" style:writing-mode="lr-tb"/>
    </style:style>
    <style:style style:name="Tableau1.A" style:family="table-column">
      <style:table-column-properties style:column-width="7.992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Tableau2" style:family="table">
      <style:table-properties style:width="15.984cm" fo:margin-left="-0.199cm" fo:margin-top="0cm" fo:margin-bottom="0cm" table:align="left" style:writing-mode="lr-tb"/>
    </style:style>
    <style:style style:name="Tableau2.A" style:family="table-column">
      <style:table-column-properties style:column-width="7.992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5.984cm" fo:margin-left="-0.199cm" fo:margin-top="0cm" fo:margin-bottom="0cm" table:align="left" style:writing-mode="lr-tb"/>
    </style:style>
    <style:style style:name="Tableau3.A" style:family="table-column">
      <style:table-column-properties style:column-width="7.992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P1" style:family="paragraph" style:parent-style-name="Header">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indent="0cm" style:auto-text-indent="false"/>
      <style:text-properties fo:language="en" fo:country="US" style:language-asian="en" style:country-asian="US" style:font-name-complex="Calibri2" style:font-size-complex="11pt"/>
    </style:style>
    <style:style style:name="P5" style:family="paragraph" style:parent-style-name="Standard">
      <style:paragraph-properties fo:margin-left="0cm" fo:margin-right="0cm" fo:text-indent="0cm" style:auto-text-indent="false"/>
      <style:text-properties fo:language="en" fo:country="US" officeooo:paragraph-rsid="001e1625" style:language-asian="en" style:country-asian="US" style:font-name-complex="Calibri2" style:font-size-complex="11pt"/>
    </style:style>
    <style:style style:name="P6" style:family="paragraph" style:parent-style-name="Header">
      <style:paragraph-properties fo:margin-left="0cm" fo:margin-right="0cm" fo:margin-top="0cm" fo:margin-bottom="0cm" loext:contextual-spacing="false" fo:text-indent="0cm" style:auto-text-indent="false"/>
    </style:style>
    <style:style style:name="P7" style:family="paragraph" style:parent-style-name="Standard">
      <style:paragraph-properties fo:margin-left="0cm" fo:margin-right="0cm" fo:margin-top="0cm" fo:margin-bottom="0cm" loext:contextual-spacing="false" fo:text-indent="0cm" style:auto-text-indent="false"/>
      <style:text-properties fo:color="#000000" style:font-name-asian="Times New Roman" style:font-name-complex="Times New Roman"/>
    </style:style>
    <style:style style:name="P8"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9" style:family="paragraph" style:parent-style-name="Footer">
      <style:paragraph-properties fo:padding="0cm" fo:border="none"/>
    </style:style>
    <style:style style:name="P10" style:family="paragraph" style:parent-style-name="Heading_20_3">
      <style:paragraph-properties fo:margin-left="1.249cm" fo:margin-right="0cm" fo:text-indent="1.251cm" style:auto-text-indent="false"/>
      <style:text-properties officeooo:paragraph-rsid="001e1625"/>
    </style:style>
    <style:style style:name="P11" style:family="paragraph" style:parent-style-name="Standard">
      <style:paragraph-properties fo:margin-left="1.249cm" fo:margin-right="0cm" fo:text-indent="1.251cm" style:auto-text-indent="false"/>
      <style:text-properties officeooo:paragraph-rsid="001e1625"/>
    </style:style>
    <style:style style:name="P12" style:family="paragraph" style:parent-style-name="Standard">
      <style:text-properties fo:language="en" fo:country="US" style:language-asian="en" style:country-asian="US" style:font-name-complex="Calibri2" style:font-size-complex="11pt"/>
    </style:style>
    <style:style style:name="P13" style:family="paragraph" style:parent-style-name="Standard">
      <style:text-properties fo:language="en" fo:country="US" officeooo:paragraph-rsid="001e1625" style:language-asian="en" style:country-asian="US" style:font-name-complex="Calibri2" style:font-size-complex="11pt"/>
    </style:style>
    <style:style style:name="P14" style:family="paragraph" style:parent-style-name="Standard">
      <style:text-properties fo:font-style="italic" style:font-style-asian="italic"/>
    </style:style>
    <style:style style:name="P15" style:family="paragraph" style:parent-style-name="Standard">
      <style:paragraph-properties fo:margin-left="0cm" fo:margin-right="0cm" fo:text-indent="0.009cm" style:auto-text-indent="false"/>
      <style:text-properties fo:language="en" fo:country="US" style:language-asian="en" style:country-asian="US" style:font-name-complex="Calibri2" style:font-size-complex="11pt"/>
    </style:style>
    <style:style style:name="P16" style:family="paragraph" style:parent-style-name="Standard">
      <style:paragraph-properties fo:margin-left="0cm" fo:margin-right="0cm" fo:text-indent="0.009cm" style:auto-text-indent="false"/>
      <style:text-properties fo:language="en" fo:country="US" officeooo:paragraph-rsid="001e1625" style:language-asian="en" style:country-asian="US" style:font-name-complex="Calibri2" style:font-size-complex="11pt"/>
    </style:style>
    <style:style style:name="P17" style:family="paragraph" style:parent-style-name="normal">
      <style:paragraph-properties fo:text-align="justify" style:justify-single-word="false" fo:orphans="0" fo:widows="0"/>
      <style:text-properties style:font-name="Source Sans Pro Light" fo:font-size="12pt" style:font-size-asian="12pt" style:font-size-complex="12pt"/>
    </style:style>
    <style:style style:name="P18" style:family="paragraph" style:parent-style-name="List_20_Paragraph" style:list-style-name="WWNum17"/>
    <style:style style:name="P19" style:family="paragraph" style:parent-style-name="List_20_Paragraph" style:list-style-name="WWNum16"/>
    <style:style style:name="P20" style:family="paragraph" style:parent-style-name="List_20_Paragraph" style:list-style-name="">
      <style:paragraph-properties fo:margin-left="0.751cm" fo:margin-right="0cm" fo:text-indent="1.251cm" style:auto-text-indent="false"/>
    </style:style>
    <style:style style:name="P21" style:family="paragraph" style:parent-style-name="normal">
      <style:paragraph-properties fo:text-align="justify" style:justify-single-word="false" fo:orphans="0" fo:widows="0"/>
      <style:text-properties style:font-name="Source Sans Pro Light" fo:font-size="12pt" style:font-size-asian="12pt" style:font-size-complex="12pt"/>
    </style:style>
    <style:style style:name="P22" style:family="paragraph" style:parent-style-name="Heading_20_2" style:master-page-name="Converted1">
      <style:paragraph-properties style:page-number="auto"/>
    </style:style>
    <style:style style:name="P23" style:family="paragraph" style:parent-style-name="Standard">
      <style:text-properties fo:language="en" fo:country="US" officeooo:paragraph-rsid="001e7374" style:language-asian="en" style:country-asian="US" style:font-name-complex="Calibri2" style:font-size-complex="11pt"/>
    </style:style>
    <style:style style:name="P24" style:family="paragraph" style:parent-style-name="Standard">
      <style:paragraph-properties fo:margin-left="0cm" fo:margin-right="0cm" fo:text-indent="0cm" style:auto-text-indent="false"/>
      <style:text-properties fo:language="en" fo:country="US" officeooo:paragraph-rsid="001e7374" style:language-asian="en" style:country-asian="US" style:font-name-complex="Calibri2" style:font-size-complex="11pt"/>
    </style:style>
    <style:style style:name="P25" style:family="paragraph" style:parent-style-name="Standard" style:master-page-name="Standard">
      <style:paragraph-properties style:page-number="auto"/>
    </style:style>
    <style:style style:name="P26" style:family="paragraph" style:parent-style-name="Standard">
      <style:paragraph-properties fo:margin-left="1.249cm" fo:margin-right="0cm" fo:text-indent="1.251cm" style:auto-text-indent="false"/>
      <style:text-properties officeooo:paragraph-rsid="001e7374"/>
    </style:style>
    <style:style style:name="P27" style:family="paragraph" style:parent-style-name="Standard">
      <style:paragraph-properties fo:margin-left="1.249cm" fo:margin-right="0cm" fo:text-indent="1.251cm" style:auto-text-indent="false"/>
      <style:text-properties officeooo:paragraph-rsid="001e1625"/>
    </style:style>
    <style:style style:name="P28" style:family="paragraph" style:parent-style-name="Standard">
      <style:paragraph-properties fo:margin-left="0cm" fo:margin-right="0cm" fo:text-indent="0.009cm" style:auto-text-indent="false"/>
      <style:text-properties fo:language="en" fo:country="US" officeooo:paragraph-rsid="001e7374" style:language-asian="en" style:country-asian="US" style:font-name-complex="Calibri2" style:font-size-complex="11pt"/>
    </style:style>
    <style:style style:name="P29" style:family="paragraph" style:parent-style-name="Heading_20_3">
      <style:paragraph-properties fo:margin-left="1.249cm" fo:margin-right="0cm" fo:text-indent="1.251cm" style:auto-text-indent="false"/>
    </style:style>
    <style:style style:name="P30" style:family="paragraph" style:parent-style-name="Heading_20_3">
      <style:paragraph-properties fo:margin-left="1.249cm" fo:margin-right="0cm" fo:text-indent="1.251cm" style:auto-text-indent="false"/>
      <style:text-properties officeooo:paragraph-rsid="001e7374"/>
    </style:style>
    <style:style style:name="P31" style:family="paragraph" style:parent-style-name="Heading_20_3">
      <style:paragraph-properties fo:margin-left="1.249cm" fo:margin-right="0cm" fo:text-indent="1.251cm" style:auto-text-indent="false"/>
      <style:text-properties officeooo:paragraph-rsid="001e1625"/>
    </style:style>
    <style:style style:name="T1" style:family="text">
      <style:text-properties fo:color="#b2052f" style:font-name="Source Sans Pro"/>
    </style:style>
    <style:style style:name="T2" style:family="text">
      <style:text-properties fo:color="#ffffff" fo:font-size="8pt" style:font-size-asian="8pt"/>
    </style:style>
    <style:style style:name="T3" style:family="text">
      <style:text-properties fo:color="#ffffff" style:font-name="Source Sans Pro Semibold" fo:font-size="8pt" style:font-size-asian="8pt"/>
    </style:style>
    <style:style style:name="T4" style:family="text">
      <style:text-properties style:font-name="Source Sans Pro Light" fo:font-size="24pt" fo:letter-spacing="0.026cm" fo:font-weight="normal" style:font-size-asian="24pt" style:font-weight-asian="normal" style:font-size-complex="24pt" style:font-weight-complex="normal"/>
    </style:style>
    <style:style style:name="T5" style:family="text">
      <style:text-properties fo:font-style="italic" style:font-style-asian="italic"/>
    </style:style>
    <style:style style:name="T6" style:family="text">
      <style:text-properties fo:font-style="italic" officeooo:rsid="001e1625" style:font-style-asian="italic"/>
    </style:style>
    <style:style style:name="T7" style:family="text">
      <style:text-properties fo:font-style="italic" officeooo:rsid="001dee09" style:font-style-asian="italic"/>
    </style:style>
    <style:style style:name="T8" style:family="text">
      <style:text-properties fo:font-variant="small-caps" fo:color="#b2052f" style:font-name="Source Sans Pro Light" fo:font-size="24pt" fo:letter-spacing="0.026cm" style:font-size-asian="24pt" style:font-size-complex="24pt"/>
    </style:style>
    <style:style style:name="T9" style:family="text">
      <style:text-properties officeooo:rsid="001dee09"/>
    </style:style>
    <style:style style:name="T10" style:family="text"/>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P2"/>
      <text:p text:style-name="Title"/>
      <text:p text:style-name="Title"/>
      <text:p text:style-name="Title">Managez et pilotez un projet multimedia</text:p>
      <text:p text:style-name="Subtitle">Activi<text:bookmark text:name="_GoBack"/>té Partie 3 : Analysez une <text:span text:style-name="T8">situation</text:span> de changement et ses impacts</text:p>
      <text:p text:style-name="Subtitle"/>
      <text:p text:style-name="Standard"/>
      <text:p text:style-name="P9"><text:span text:style-name="page_20_number"/></text:p>
      <text:h text:style-name="P22" text:outline-level="2">Rappel des 3 Alternatives</text:h>
      <text:p text:style-name="Standard"><text:span text:style-name="Titre_20_3_20_Car">Alternative A</text:span> : Maintenir le projet de refonte en cours du site de votre client (que nous appellerons entreprise 1), en le modifiant pour intégrer la perspective de cette fusion, c’est-à-dire ajouter au site web des contenus (textes, photos, schémas) présentant les étapes de la fusion entre les entreprises 1 et 2, et ce que cette fusion va changer ou non dans le fonctionnement opérationnel de l’entreprise 1.</text:p>
      <text:p text:style-name="Standard"/>
      <text:p text:style-name="Standard"><text:span text:style-name="Titre_20_3_20_Car">Alternative B</text:span> : Reporter jusqu’à la date effective de la fusion des entreprises 1 et 2 le projet de refonte du site web de votre client (site 1) et créer dès maintenant un site portail (site 3) donnant accès à chacun des sites institutionnels de ces entreprises (sites 1 et 2). Le site portail apportera toutes les informations sur le processus de fusion entre les deux entités.</text:p>
      <text:p text:style-name="Standard"/>
      <text:p text:style-name="Standard"><text:span text:style-name="Titre_20_3_20_Car">Alternative C</text:span> : Créer ce site portail (site 3) et, en attendant la fusion effective des deux entreprises, procéder à la refonte partielle des deux sites institutionnels (sites 1 et 2) de ces deux entreprises (nouveaux look and feel similaire, ajouts de contenus textes, photos, schémas présentant le projet de fusion et ce que cette fusion va changer ou non dans le fonctionnement opérationnel des deux entreprises).</text:p>
      <text:p text:style-name="Standard"/>
      <text:p text:style-name="Standard"/>
      <text:p text:style-name="Standard"/>
      <text:h text:style-name="Heading_20_2" text:outline-level="2">1. <text:s/>Réalisez les SWOT des 3 alternatives</text:h>
      <text:list xml:id="list230945612991597175" text:style-name="WWNum17">
        <text:list-item>
          <text:p text:style-name="P18">Indiquez pour chaque SWOT à quelle alternative il correspond</text:p>
        </text:list-item>
        <text:list-item>
          <text:p text:style-name="P18">Replacez chaque élément dans la case du SWOT appropriée</text:p>
        </text:list-item>
      </text:list>
      <text:p text:style-name="Standard"/>
      <text:p text:style-name="Standard"/>
      <text:p text:style-name="Standard"/>
      <text:p text:style-name="Standard"/>
      <text:p text:style-name="Standard"/>
      <text:p text:style-name="Standard"/>
      <text:p text:style-name="Standard"/>
      <text:h text:style-name="P10" text:outline-level="3"><text:soft-page-break/></text:h>
      <text:h text:style-name="P10" text:outline-level="3"/>
      <text:h text:style-name="P10" text:outline-level="3">SWOT n°1 : <text:span text:style-name="T5">Alternative </text:span><text:span text:style-name="T6">B</text:span></text:h>
      <table:table table:name="Tableau1" table:style-name="Tableau1">
        <table:table-column table:style-name="Tableau1.A" table:number-columns-repeated="2"/>
        <table:table-row table:style-name="Tableau1.1">
          <table:table-cell table:style-name="Tableau1.A1" office:value-type="string">
            <text:p text:style-name="P13">Forces</text:p>
          </table:table-cell>
          <table:table-cell table:style-name="Tableau1.A1" office:value-type="string">
            <text:p text:style-name="P13">Faiblesses</text:p>
          </table:table-cell>
        </table:table-row>
        <table:table-row table:style-name="Tableau1.1">
          <table:table-cell table:style-name="Tableau1.A1" office:value-type="string">
            <text:p text:style-name="P5">-Prise en compte du besoin de communication commun aux deux entreprises (1 + 2 = futur groupe)</text:p>
          </table:table-cell>
          <table:table-cell table:style-name="Tableau1.A1" office:value-type="string">
            <text:p text:style-name="P16">-Déficit de communication externe sur le site web de l’entreprise 1 au sujet de la fusion</text:p>
            <text:p text:style-name="P16">-Maintien pour un temps indéterminé d’une version obsolète du site web de l’entreprise 1</text:p>
          </table:table-cell>
        </table:table-row>
        <table:table-row table:style-name="Tableau1.1">
          <table:table-cell table:style-name="Tableau1.A1" office:value-type="string">
            <text:p text:style-name="P13">Opportunités</text:p>
          </table:table-cell>
          <table:table-cell table:style-name="Tableau1.A1" office:value-type="string">
            <text:p text:style-name="P13">Risques</text:p>
          </table:table-cell>
        </table:table-row>
        <table:table-row table:style-name="Tableau1.1">
          <table:table-cell table:style-name="Tableau1.A1" office:value-type="string">
            <text:p text:style-name="P5">-Entrée potentielle en relation commerciale avec l’entreprise 2 au sujet du projet de portail (site 3)</text:p>
            <text:p text:style-name="P5">-Compensation par le projet de portail (site 3) de l’arrêt du projet de refonte du site web de l’entreprise 1</text:p>
          </table:table-cell>
          <table:table-cell table:style-name="Tableau1.A1" office:value-type="string">
            <text:p text:style-name="P16">-Perte potentielle à terme du projet de refonte du site web de l’entreprise 1 au profit d’une autre agence</text:p>
            <text:p text:style-name="P16">-Alourdissement, voire blocage, des processus de décision pour la création du portail (site 3<text:span text:style-name="T9">)</text:span></text:p>
            <text:p text:style-name="P16">-Voir le projet de refonte du site web de l’entreprise 1 reporté bien au-delà de la date de fusion effective entre les entreprises 1 et 2</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h text:style-name="P30" text:outline-level="3">SWOT n°2 : <text:span text:style-name="T5">Alternative </text:span><text:span text:style-name="T7">A</text:span></text:h>
      <table:table table:name="Tableau2" table:style-name="Tableau2">
        <table:table-column table:style-name="Tableau2.A" table:number-columns-repeated="2"/>
        <table:table-row table:style-name="Tableau2.1">
          <table:table-cell table:style-name="Tableau2.A1" office:value-type="string">
            <text:p text:style-name="P23">Forces</text:p>
          </table:table-cell>
          <table:table-cell table:style-name="Tableau2.A1" office:value-type="string">
            <text:p text:style-name="P23">Faiblesses</text:p>
          </table:table-cell>
        </table:table-row>
        <table:table-row table:style-name="Tableau2.1">
          <table:table-cell table:style-name="Tableau2.A1" office:value-type="string">
            <text:p text:style-name="P24">-Peu de modifications de la structure du site de l’entreprise 1 et des contenus prévus par la refonte</text:p>
            <text:p text:style-name="P24">-Un ajustement utile et efficace de la communication de votre client qui peut rassurer ses propres clients</text:p>
            <text:p text:style-name="P24">-Pas d’allongement excessif du planning</text:p>
            <text:p text:style-name="P24">-Pas d’alourdissement excessif du budget</text:p>
          </table:table-cell>
          <table:table-cell table:style-name="Tableau2.A1" office:value-type="string">
            <text:p text:style-name="P28">-Décalage entre la communication de l’entreprise 1 sur son nouveau site web et celui de l’entreprise 2</text:p>
            <text:p text:style-name="P28"/>
          </table:table-cell>
        </table:table-row>
        <table:table-row table:style-name="Tableau2.1">
          <table:table-cell table:style-name="Tableau2.A1" office:value-type="string">
            <text:p text:style-name="P23">Opportunités</text:p>
          </table:table-cell>
          <table:table-cell table:style-name="Tableau2.A1" office:value-type="string">
            <text:p text:style-name="P23">Risques</text:p>
          </table:table-cell>
        </table:table-row>
        <table:table-row table:style-name="Tableau2.1">
          <table:table-cell table:style-name="Tableau2.A1" office:value-type="string">
            <text:p text:style-name="P24">-Maintien du projet de refonte du site web de l’entreprise 1</text:p>
            <text:p text:style-name="P24">-Renforcement de votre rôle de conseil auprès de l’entreprise 1</text:p>
          </table:table-cell>
          <table:table-cell table:style-name="Tableau2.A1" office:value-type="string">
            <text:p text:style-name="P28">-Invalidation en cours de production par la direction générale ou la présidence du projet de refonte de l’entreprise 1 ou des messages concernant la fusion</text:p>
            <text:p text:style-name="P28">-Désaccord de l’entreprise 2, non consultée pour un projet ou un discours commun aux deux entreprises</text:p>
            <text:p text:style-name="P28">-Manque d’ambition dans votre démarche commerciale car pas d’extension à l’entreprise 2</text:p>
          </table:table-cell>
        </table:table-row>
      </table:table>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h text:style-name="P29" text:outline-level="3"><text:soft-page-break/></text:h>
      <text:h text:style-name="P30" text:outline-level="3"/>
      <text:h text:style-name="P30" text:outline-level="3">SWOT n°3 : <text:span text:style-name="T5">Alternative </text:span><text:span text:style-name="T7">C</text:span></text:h>
      <table:table table:name="Tableau3" table:style-name="Tableau3">
        <table:table-column table:style-name="Tableau3.A" table:number-columns-repeated="2"/>
        <table:table-row table:style-name="Tableau3.1">
          <table:table-cell table:style-name="Tableau3.A1" office:value-type="string">
            <text:p text:style-name="P23">Forces</text:p>
          </table:table-cell>
          <table:table-cell table:style-name="Tableau3.A1" office:value-type="string">
            <text:p text:style-name="P23">Faiblesses</text:p>
          </table:table-cell>
        </table:table-row>
        <table:table-row table:style-name="Tableau3.1">
          <table:table-cell table:style-name="Tableau3.A1" office:value-type="string">
            <text:p text:style-name="P24">-Création d’une dynamique et d’une harmonisation de la communication interne et externe des entreprises 1 et 2 et du futur groupe. </text:p>
            <text:p text:style-name="P24"/>
          </table:table-cell>
          <table:table-cell table:style-name="Tableau3.A1" office:value-type="string">
            <text:p text:style-name="P28">-Allongement des délais de conception et de production</text:p>
            <text:p text:style-name="P28">-Mise en ligne des sites web 1 et 2 partiellement refondus trop proche, au final, de la date effective de la fusion des deux entreprises, moment auquel la refonte totale des deux sites ou la création d’un site web commun aurait du sens</text:p>
            <text:p text:style-name="P28">-Alourdissement du budget global pour l’entreprise 1 et l’entreprise 2</text:p>
          </table:table-cell>
        </table:table-row>
        <table:table-row table:style-name="Tableau3.1">
          <table:table-cell table:style-name="Tableau3.A1" office:value-type="string">
            <text:p text:style-name="P23">Opportunités</text:p>
          </table:table-cell>
          <table:table-cell table:style-name="Tableau3.A1" office:value-type="string">
            <text:p text:style-name="P23">Risques</text:p>
          </table:table-cell>
        </table:table-row>
        <table:table-row table:style-name="Tableau3.1">
          <table:table-cell table:style-name="Tableau3.A1" office:value-type="string">
            <text:p text:style-name="P24">-Gain financier pour votre agence grâce au projet de portail (site 3) et à la refonte partielle du site web de l’entreprise 2 qui ensemble compensent la perte partielle du projet de refonte complète du site de l’entreprise 1</text:p>
            <text:p text:style-name="P24">-Renforcement de votre rôle de conseil auprès de l’entreprise 1 et prise de position équivalente auprès de l’entreprise 2 et du futur groupe</text:p>
          </table:table-cell>
          <table:table-cell table:style-name="Tableau3.A1" office:value-type="string">
            <text:p text:style-name="P28">-Alourdissement, voire blocage, des processus de décision pour la création du portail (site 3)</text:p>
            <text:p text:style-name="P28">-Absence de budget dans l’entreprise 2 pour la refonte même partielle de son site web</text:p>
          </table:table-cell>
        </table:table-row>
      </table:table>
      <text:p text:style-name="P26"><text:span text:style-name="T5"/></text:p>
      <text:p text:style-name="P17"/>
      <text:p text:style-name="P17"/>
      <text:p text:style-name="P17"/>
      <text:p text:style-name="P17"/>
      <text:h text:style-name="Heading_20_2" text:outline-level="2"><text:soft-page-break/>2. <text:s/>Formulez un argumentaire pour votre client</text:h>
      <text:p text:style-name="P14">(1 page maximum environ)</text:p>
      <text:p text:style-name="P7"/>
      <text:p text:style-name="P7">A rempli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Source Sans Pro" svg:font-family="'Source Sans Pro'"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Times" svg:font-family="Times"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SimSun" style:font-size-asian="12pt" style:language-asian="fr" style:country-asian="FR"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true" style:font-name-asian="SimSun"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212cm" fo:margin-bottom="0cm" loext:contextual-spacing="false" fo:text-align="justify" style:justify-single-word="false" fo:orphans="2" fo:widows="2" fo:text-indent="1.251cm" style:auto-text-indent="false" style:writing-mode="lr-tb"/>
      <style:text-properties style:font-name="Source Sans Pro Light" fo:font-family="'Source Sans Pro Light'"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left="0cm" fo:margin-right="0cm" fo:margin-top="0.494cm" fo:margin-bottom="0cm" loext:contextual-spacing="false" fo:line-height="150%" fo:keep-together="always" fo:text-indent="0cm" style:auto-text-indent="false" fo:keep-with-next="always"/>
      <style:text-properties fo:font-variant="small-caps" fo:color="#b2052f" style:font-name="Source Sans Pro" fo:font-family="'Source Sans Pro'" style:font-family-generic="roman" style:font-pitch="variable" fo:font-size="20pt" style:font-size-asian="20pt"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494cm" fo:margin-bottom="0cm" loext:contextual-spacing="false" fo:line-height="150%" fo:keep-together="always" fo:keep-with-next="always"/>
      <style:text-properties fo:font-variant="small-caps" fo:color="#e64422" style:font-name="Source Sans Pro" fo:font-family="'Source Sans Pro'" style:font-family-generic="roman" style:font-pitch="variable" fo:font-size="18pt" style:font-size-asian="18pt" style:font-name-complex="Tahoma" style:font-family-complex="Tahoma" style:font-family-generic-complex="system" style:font-pitch-complex="variable" style:font-size-complex="18pt"/>
    </style:style>
    <style:style style:name="Heading_20_3" style:display-name="Heading 3" style:family="paragraph" style:parent-style-name="Standard" style:next-style-name="Standard" style:auto-update="true" style:default-outline-level="3" style:list-style-name="" style:class="text">
      <style:paragraph-properties fo:margin-left="0cm" fo:margin-right="0cm" fo:margin-top="0.423cm" fo:margin-bottom="0cm" loext:contextual-spacing="false" fo:line-height="150%" fo:keep-together="always" fo:text-indent="0cm" style:auto-text-indent="false" fo:keep-with-next="always"/>
      <style:text-properties fo:font-variant="small-caps" fo:color="#f1863e" style:font-name="Source Sans Pro" fo:font-family="'Source Sans Pro'" style:font-family-generic="roman" style:font-pitch="variable" fo:font-size="16pt" style:font-size-asian="16pt"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Standard" style:next-style-name="Standard" style:auto-update="true" style:default-outline-level="4" style:list-style-name="" style:class="text">
      <style:paragraph-properties fo:margin-left="-1cm" fo:margin-right="0cm" fo:margin-top="0.423cm" fo:margin-bottom="0cm" loext:contextual-spacing="false" fo:line-height="150%" fo:keep-together="always" fo:text-indent="1.251cm" style:auto-text-indent="false" fo:keep-with-next="always"/>
      <style:text-properties fo:font-variant="small-caps" fo:color="#610c13" style:font-name="Source Sans Pro" fo:font-family="'Source Sans Pro'" style:font-family-generic="roman" style:font-pitch="variable" fo:font-size="14pt" style:font-size-asian="14pt" style:font-name-complex="Tahoma" style:font-family-complex="Tahoma"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left="3.75cm" fo:margin-right="0cm" fo:margin-top="0.423cm" fo:margin-bottom="0cm" loext:contextual-spacing="false" fo:line-height="150%" fo:keep-together="always" fo:text-indent="1.251cm" style:auto-text-indent="false" fo:keep-with-next="always"/>
      <style:text-properties fo:font-variant="small-caps" style:font-name="Source Sans Pro" fo:font-family="'Source Sans Pro'" style:font-family-generic="roman" style:font-pitch="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auto-update="true" style:default-outline-level="6" style:list-style-name="" style:class="text">
      <style:paragraph-properties fo:margin-left="7.491cm" fo:margin-right="0cm" fo:margin-top="0.353cm" fo:margin-bottom="0cm" loext:contextual-spacing="false" fo:line-height="150%" fo:keep-together="always" fo:text-indent="1.251cm" style:auto-text-indent="false" fo:keep-with-next="always"/>
      <style:text-properties fo:font-variant="small-caps" style:font-name="Source Sans Pro" fo:font-family="'Source Sans Pro'" style:font-family-generic="roman" style:font-pitch="variable" style:font-name-complex="Tahoma" style:font-family-complex="Tahoma" style:font-family-generic-complex="system" style:font-pitch-complex="variable" style:font-style-complex="italic"/>
    </style:style>
    <style:style style:name="Header" style:family="paragraph" style:parent-style-name="Standard" style:auto-update="true" style:default-outline-level="" style:class="extra">
      <style:paragraph-properties fo:text-align="end" style:justify-single-word="false">
        <style:tab-stops>
          <style:tab-stop style:position="8.001cm" style:type="center"/>
          <style:tab-stop style:position="16.002cm" style:type="right"/>
        </style:tab-stops>
      </style:paragraph-properties>
      <style:text-properties fo:font-variant="small-caps" fo:color="#b2052f" style:font-name="Source Sans Pro" fo:font-family="'Source Sans Pro'" style:font-family-generic="roman" style:font-pitch="variable" fo:font-weight="bold" style:font-weight-asian="bold" style:font-weight-complex="bold"/>
    </style:style>
    <style:style style:name="Footer" style:family="paragraph" style:parent-style-name="Standard" style:default-outline-level="" style:class="extra">
      <style:paragraph-properties fo:text-align="end" style:justify-single-word="false">
        <style:tab-stops>
          <style:tab-stop style:position="8.001cm" style:type="center"/>
          <style:tab-stop style:position="16.002cm" style:type="right"/>
        </style:tab-stops>
      </style:paragraph-properties>
      <style:text-properties fo:color="#b2052f" style:font-name="Source Sans Pro" fo:font-family="'Source Sans Pro'" style:font-family-generic="roman" style:font-pitch="variable" fo:font-size="10pt" style:font-size-asian="10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le" style:family="paragraph" style:parent-style-name="Standard" style:next-style-name="Standard" style:auto-update="true" style:default-outline-level="" style:class="chapter">
      <style:paragraph-properties fo:margin-left="0cm" fo:margin-right="0cm" fo:margin-top="0.212cm" fo:margin-bottom="0.529cm" loext:contextual-spacing="true" fo:text-align="center" style:justify-single-word="false" fo:text-indent="0cm" style:auto-text-indent="false" fo:padding-left="0cm" fo:padding-right="0cm" fo:padding-top="0cm" fo:padding-bottom="0.141cm" fo:border-left="none" fo:border-right="none" fo:border-top="none" fo:border-bottom="0.99pt solid #b2052f"/>
      <style:text-properties fo:font-variant="small-caps" fo:color="#b2052f" style:font-name="Source Sans Pro" fo:font-family="'Source Sans Pro'" style:font-family-generic="roman" style:font-pitch="variable" fo:font-size="46pt" fo:letter-spacing="0.009cm" fo:font-weight="bold" style:letter-kerning="true" style:font-size-asian="46pt" style:font-weight-asian="bold" style:font-name-complex="Tahoma" style:font-family-complex="Tahoma" style:font-family-generic-complex="system" style:font-pitch-complex="variable" style:font-size-complex="46pt" style:font-weight-complex="bold"/>
    </style:style>
    <style:style style:name="Subtitle" style:family="paragraph" style:parent-style-name="Standard" style:next-style-name="Standard" style:auto-update="true" style:default-outline-level="" style:class="chapter" style:master-page-name="">
      <style:paragraph-properties fo:margin-left="0cm" fo:margin-right="0cm" fo:margin-top="0.212cm" fo:margin-bottom="0cm" loext:contextual-spacing="false" fo:text-align="center" style:justify-single-word="false" fo:orphans="2" fo:widows="2" fo:text-indent="0cm" style:auto-text-indent="false" style:page-number="auto" style:writing-mode="lr-tb">
        <style:tab-stops>
          <style:tab-stop style:position="7.996cm" style:type="center"/>
          <style:tab-stop style:position="12.238cm"/>
        </style:tab-stops>
      </style:paragraph-properties>
      <style:text-properties fo:font-variant="small-caps" fo:color="#b2052f" fo:font-size="24pt" fo:letter-spacing="0.026cm" style:font-size-asian="24pt" style:font-name-complex="Tahoma" style:font-family-complex="Tahoma" style:font-family-generic-complex="system" style:font-pitch-complex="variable" style:font-size-complex="24pt"/>
    </style:style>
    <style:style style:name="Contents_20_1" style:display-name="Contents 1" style:family="paragraph" style:parent-style-name="Standard" style:next-style-name="Standard" style:auto-update="true" style:default-outline-level="" style:class="index">
      <style:text-properties fo:color="#b2052f"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1.251cm" style:auto-text-indent="false"/>
      <style:text-properties fo:color="#e64422"/>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1.251cm" style:auto-text-indent="false"/>
      <style:text-properties fo:color="#f1863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1.251cm" style:auto-text-indent="false"/>
      <style:text-properties fo:color="#610c13"/>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1.251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1.251cm" style:auto-text-indent="false"/>
    </style:style>
    <style:style style:name="Quote" style:family="paragraph" style:parent-style-name="Standard" style:next-style-name="Standard" style:auto-update="true" style:default-outline-level="">
      <style:paragraph-properties fo:margin-left="1.251cm" fo:margin-right="1.251cm" fo:text-indent="1.251cm" style:auto-text-indent="false" fo:padding-left="0cm" fo:padding-right="0cm" fo:padding-top="0cm" fo:padding-bottom="0.035cm" fo:border-left="none" fo:border-right="none" fo:border-top="none" fo:border-bottom="0.51pt solid #b2052f"/>
      <style:text-properties fo:color="#b2052f" fo:font-style="italic" style:font-style-asian="italic" style:font-style-complex="italic"/>
    </style:style>
    <style:style style:name="footnote_20_text" style:display-name="footnote text" style:family="paragraph" style:parent-style-name="Standard" style:auto-update="true" style:default-outline-level="">
      <style:text-properties fo:font-size="9pt" style:font-size-asian="9pt" style:font-size-complex="9pt"/>
    </style:style>
    <style:style style:name="List_20_Paragraph" style:display-name="List Paragraph" style:family="paragraph" style:parent-style-name="Standard" style:auto-update="true" style:default-outline-level="" style:list-style-name="WWNum16">
      <style:paragraph-properties fo:margin-left="0.751cm" fo:margin-right="0cm" fo:margin-top="0cm" fo:margin-bottom="0.282cm" loext:contextual-spacing="true" fo:line-height="107%" fo:text-align="start" style:justify-single-word="false" fo:text-indent="1.251cm" style:auto-text-indent="false"/>
    </style:style>
    <style:style style:name="caption" style:family="paragraph" style:parent-style-name="Standard" style:next-style-name="Standard" style:auto-update="true" style:default-outline-level="">
      <style:paragraph-properties fo:margin-left="0cm" fo:margin-right="0cm" fo:margin-top="0.353cm" fo:margin-bottom="0cm" loext:contextual-spacing="false" fo:line-height="150%" fo:text-align="center" style:justify-single-word="false" fo:text-indent="0cm" style:auto-text-indent="false"/>
      <style:text-properties style:font-weight-complex="bold"/>
    </style:style>
    <style:style style:name="Bibliography" style:family="paragraph" style:parent-style-name="Standard" style:next-style-name="Standard" style:auto-update="true" style:default-outline-level="">
      <style:paragraph-properties fo:margin-left="0cm" fo:margin-right="0cm" fo:text-indent="0cm" style:auto-text-indent="false"/>
    </style:style>
    <style:style style:name="Contents_20_Heading" style:display-name="Contents Heading" style:family="paragraph" style:parent-style-name="Subtitle" style:next-style-name="Standard" style:auto-update="true" style:default-outline-level="" style:list-style-name="WWNum1" style:class="index"/>
    <style:style style:name="List_20_Number" style:display-name="List Number" style:family="paragraph" style:parent-style-name="Standard" style:default-outline-level="" style:list-style-name="WWNum2">
      <style:paragraph-properties fo:margin-top="0.212cm" fo:margin-bottom="0cm" loext:contextual-spacing="true"/>
    </style:style>
    <style:style style:name="endnote_20_text" style:display-name="endnote text" style:family="paragraph" style:parent-style-name="Standard" style:auto-update="true" style:default-outline-level="">
      <style:text-properties fo:font-size="9pt" style:font-size-asian="9pt"/>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oa_20_heading" style:display-name="toa heading" style:family="paragraph" style:parent-style-name="Subtitle" style:next-style-name="Standard" style:default-outline-level=""/>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style>
    <style:style style:name="index_20_heading" style:display-name="index heading" style:family="paragraph" style:parent-style-name="toa_20_heading" style:default-outline-level=""/>
    <style:style style:name="Normal_20__28_Web_29_" style:display-name="Normal (Web)" style:family="paragraph" style:parent-style-name="Standard" style:default-outline-level="">
      <style:paragraph-properties fo:margin-left="0cm" fo:margin-right="0cm" fo:margin-top="0.212cm" fo:margin-bottom="0.494cm" loext:contextual-spacing="false" fo:text-align="start" style:justify-single-word="false" fo:text-indent="0cm" style:auto-text-indent="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normal" style:family="paragraph" style:default-outline-level="">
      <style:paragraph-properties fo:line-height="115%" fo:text-align="start" style:justify-single-word="false" fo:orphans="2" fo:widows="2" style:writing-mode="lr-tb"/>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color="#b2052f" style:font-name="Source Sans Pro" fo:font-family="'Source Sans Pro'" style:font-family-generic="roman" style:font-pitch="variable" fo:font-size="20pt" style:font-size-asian="20pt" style:font-name-complex="Tahoma" style:font-family-complex="Tahoma" style:font-family-generic-complex="system" style:font-pitch-complex="variable" style:font-size-complex="16pt" style:font-weight-complex="bold"/>
    </style:style>
    <style:style style:name="Titre_20_2_20_Car" style:display-name="Titre 2 Car" style:family="text" style:parent-style-name="Default_20_Paragraph_20_Font">
      <style:text-properties fo:font-variant="small-caps" fo:color="#e64422" style:font-name="Source Sans Pro" fo:font-family="'Source Sans Pro'" style:font-family-generic="roman" style:font-pitch="variable" fo:font-size="18pt" style:font-size-asian="18pt" style:font-name-complex="Tahoma" style:font-family-complex="Tahoma" style:font-family-generic-complex="system" style:font-pitch-complex="variable" style:font-size-complex="18pt"/>
    </style:style>
    <style:style style:name="Titre_20_3_20_Car" style:display-name="Titre 3 Car" style:family="text" style:parent-style-name="Default_20_Paragraph_20_Font">
      <style:text-properties fo:font-variant="small-caps" fo:color="#f1863e" style:font-name="Source Sans Pro" fo:font-family="'Source Sans Pro'" style:font-family-generic="roman" style:font-pitch="variable" fo:font-size="16pt" style:font-size-asian="16pt" style:font-name-complex="Tahoma" style:font-family-complex="Tahoma" style:font-family-generic-complex="system" style:font-pitch-complex="variable" style:font-size-complex="14pt" style:font-weight-complex="bold"/>
    </style:style>
    <style:style style:name="Titre_20_4_20_Car" style:display-name="Titre 4 Car" style:family="text" style:parent-style-name="Default_20_Paragraph_20_Font">
      <style:text-properties fo:font-variant="small-caps" fo:color="#610c13" style:font-name="Source Sans Pro" fo:font-family="'Source Sans Pro'" style:font-family-generic="roman" style:font-pitch="variable" fo:font-size="14pt" style:font-size-asian="14pt" style:font-name-complex="Tahoma" style:font-family-complex="Tahoma" style:font-family-generic-complex="system" style:font-pitch-complex="variable"/>
    </style:style>
    <style:style style:name="Titre_20_5_20_Car" style:display-name="Titre 5 Car" style:family="text" style:parent-style-name="Default_20_Paragraph_20_Font">
      <style:text-properties fo:font-variant="small-caps" style:font-name="Source Sans Pro" fo:font-family="'Source Sans Pro'" style:font-family-generic="roman" style:font-pitch="variable" style:font-name-complex="Tahoma" style:font-family-complex="Tahoma" style:font-family-generic-complex="system" style:font-pitch-complex="variable"/>
    </style:style>
    <style:style style:name="Titre_20_6_20_Car" style:display-name="Titre 6 Car" style:family="text" style:parent-style-name="Default_20_Paragraph_20_Font">
      <style:text-properties fo:font-variant="small-caps" style:font-name="Source Sans Pro" fo:font-family="'Source Sans Pro'" style:font-family-generic="roman" style:font-pitch="variable" style:font-name-complex="Tahoma" style:font-family-complex="Tahoma" style:font-family-generic-complex="system" style:font-pitch-complex="variable" style:font-style-complex="italic"/>
    </style:style>
    <style:style style:name="En-tête_20_Car" style:display-name="En-tête Car" style:family="text" style:parent-style-name="Default_20_Paragraph_20_Font">
      <style:text-properties fo:font-variant="small-caps" fo:color="#b2052f" style:font-name="Source Sans Pro" fo:font-family="'Source Sans Pro'" style:font-family-generic="roman" style:font-pitch="variable" fo:font-weight="bold" style:font-weight-asian="bold" style:font-weight-complex="bold"/>
    </style:style>
    <style:style style:name="Pied_20_de_20_page_20_Car" style:display-name="Pied de page Car" style:family="text" style:parent-style-name="Default_20_Paragraph_20_Font">
      <style:text-properties fo:color="#b2052f" style:font-name="Source Sans Pro" fo:font-family="'Source Sans Pro'" style:font-family-generic="roman" style:font-pitch="variable" fo:font-size="10pt" style:font-size-asian="10pt"/>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re_20_Car" style:display-name="Titre Car" style:family="text" style:parent-style-name="Default_20_Paragraph_20_Font">
      <style:text-properties fo:font-variant="small-caps" fo:color="#b2052f" style:font-name="Source Sans Pro" fo:font-family="'Source Sans Pro'" style:font-family-generic="roman" style:font-pitch="variable" fo:font-size="46pt" fo:letter-spacing="0.009cm" fo:font-weight="bold" style:letter-kerning="true" style:font-size-asian="46pt" style:font-weight-asian="bold" style:font-name-complex="Tahoma" style:font-family-complex="Tahoma" style:font-family-generic-complex="system" style:font-pitch-complex="variable" style:font-size-complex="46pt" style:font-weight-complex="bold"/>
    </style:style>
    <style:style style:name="Sous-titre_20_Car" style:display-name="Sous-titre Car" style:family="text" style:parent-style-name="Default_20_Paragraph_20_Font">
      <style:text-properties fo:font-variant="small-caps" fo:color="#b2052f" style:font-name="Source Sans Pro Light" fo:font-family="'Source Sans Pro Light'" style:font-family-generic="roman" style:font-pitch="variable" fo:font-size="24pt" fo:letter-spacing="0.026cm" style:font-size-asian="24pt" style:font-name-complex="Tahoma" style:font-family-complex="Tahoma" style:font-family-generic-complex="system" style:font-pitch-complex="variable" style:font-size-complex="24pt"/>
    </style:style>
    <style:style style:name="page_20_number" style:display-name="page number" style:family="text" style:parent-style-name="Default_20_Paragraph_20_Font">
      <style:text-properties fo:color="#b2052f" style:font-name="Source Sans Pro" fo:font-family="'Source Sans Pro'" style:font-family-generic="roman" style:font-pitch="variable" fo:font-size="9pt" style:font-size-asian="9pt" style:font-size-complex="9pt"/>
    </style:style>
    <style:style style:name="Citation_20_Car" style:display-name="Citation Car" style:family="text" style:parent-style-name="Default_20_Paragraph_20_Font">
      <style:text-properties fo:color="#b2052f" style:font-name="Source Sans Pro Light" fo:font-family="'Source Sans Pro Light'" style:font-family-generic="roman" style:font-pitch="variable" fo:font-style="italic" style:font-style-asian="italic" style:font-style-complex="italic"/>
    </style:style>
    <style:style style:name="Note_20_de_20_bas_20_de_20_page_20_Car" style:display-name="Note de bas de page Car" style:family="text" style:parent-style-name="Default_20_Paragraph_20_Font">
      <style:text-properties style:font-name="Source Sans Pro Light" fo:font-family="'Source Sans Pro Light'" style:font-family-generic="roman" style:font-pitch="variable" fo:font-size="9pt" style:font-size-asian="9pt" style:font-size-complex="9pt"/>
    </style:style>
    <style:style style:name="footnote_20_reference" style:display-name="footnote reference" style:family="text" style:parent-style-name="Default_20_Paragraph_20_Font">
      <style:text-properties style:text-position="super 58%" style:font-name="Source Sans Pro Light" fo:font-family="'Source Sans Pro Light'" style:font-family-generic="roman" style:font-pitch="variable"/>
    </style:style>
    <style:style style:name="Internet_20_link" style:display-name="Internet link" style:family="text" style:parent-style-name="Default_20_Paragraph_20_Font">
      <style:text-properties fo:color="#b2052f" style:font-name="Source Sans Pro" fo:font-family="'Source Sans Pro'" style:font-family-generic="roman" style:font-pitch="variable" fo:font-size="12pt" fo:language="zxx" fo:country="none" style:text-underline-style="solid" style:text-underline-width="auto" style:text-underline-color="font-color" style:font-size-asian="12pt" style:language-asian="zxx" style:country-asian="none" style:language-complex="zxx" style:country-complex="none"/>
    </style:style>
    <style:style style:name="FollowedHyperlink" style:family="text" style:parent-style-name="Default_20_Paragraph_20_Font">
      <style:text-properties fo:color="#f1863e" style:font-name="Source Sans Pro" fo:font-family="'Source Sans Pro'" style:font-family-generic="roman" style:font-pitch="variable" fo:font-size="12pt" style:text-underline-style="solid" style:text-underline-width="auto" style:text-underline-color="font-color" style:font-size-asian="12pt"/>
    </style:style>
    <style:style style:name="endnote_20_reference" style:display-name="endnote reference" style:family="text" style:parent-style-name="footnote_20_reference">
      <style:text-properties style:text-position="super 58%" style:font-name="Source Sans Pro Light" fo:font-family="'Source Sans Pro Light'" style:font-family-generic="roman" style:font-pitch="variable"/>
    </style:style>
    <style:style style:name="Note_20_de_20_fin_20_Car" style:display-name="Note de fin Car" style:family="text" style:parent-style-name="Default_20_Paragraph_20_Font">
      <style:text-properties style:font-name="Source Sans Pro Light" fo:font-family="'Source Sans Pro Light'" style:font-family-generic="roman" style:font-pitch="variable" fo:font-size="9pt" style:font-size-asian="9pt"/>
    </style:style>
    <style:style style:name="annotation_20_reference" style:display-name="annotation reference" style:family="text" style:parent-style-name="Default_20_Paragraph_20_Font">
      <style:text-properties fo:font-size="9pt" style:font-size-asian="9pt" style:font-size-complex="9pt"/>
    </style:style>
    <style:style style:name="Commentaire_20_Car" style:display-name="Commentaire Car" style:family="text" style:parent-style-name="Default_20_Paragraph_20_Font">
      <style:text-properties style:font-name="Source Sans Pro Light" fo:font-family="'Source Sans Pro Light'" style:font-family-generic="roman" style:font-pitch="variable"/>
    </style:style>
    <style:style style:name="Objet_20_du_20_commentaire_20_Car" style:display-name="Objet du commentaire Car" style:family="text" style:parent-style-name="Commentaire_20_Car">
      <style:text-properties style:font-name="Source Sans Pro Light" fo:font-family="'Source Sans Pro Light'" style:font-family-generic="roman" style:font-pitch="variable"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color="#e64422"/>
    </style:style>
    <style:style style:name="ListLabel_20_3" style:display-name="ListLabel 3" style:family="text">
      <style:text-properties style:font-name-complex="Calibri2"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Standard">
      <style:paragraph-properties fo:margin-left="0cm" fo:margin-right="0cm" fo:text-align="center" style:justify-single-word="false" fo:text-indent="0cm" style:auto-text-indent="false"/>
    </style:style>
    <style:style style:name="MP3" style:family="paragraph" style:parent-style-name="Header">
      <style:paragraph-properties fo:margin-left="0cm" fo:margin-right="0cm" fo:margin-top="0cm" fo:margin-bottom="0cm" loext:contextual-spacing="false" fo:text-indent="0cm" style:auto-text-indent="false"/>
    </style:style>
    <style:style style:name="MP4" style:family="paragraph" style:parent-style-name="Footer">
      <style:paragraph-properties fo:padding="0cm" fo:border="none"/>
    </style:style>
    <style:style style:name="MT1" style:family="text">
      <style:text-properties fo:color="#b2052f" style:font-name="Source Sans Pro"/>
    </style:style>
    <style:style style:name="MT2" style:family="text">
      <style:text-properties fo:color="#ffffff" fo:font-size="8pt" style:font-size-asian="8pt"/>
    </style:style>
    <style:style style:name="MT3" style:family="text">
      <style:text-properties fo:color="#ffffff" style:font-name="Source Sans Pro Semibold" fo:font-size="8pt" style:font-size-asian="8pt"/>
    </style:style>
    <style:style style:name="MT4" style:family="text">
      <style:text-properties style:font-name="Source Sans Pro Light" fo:font-size="24pt" fo:letter-spacing="0.026cm" fo:font-weight="normal" style:font-size-asian="24pt" style:font-weight-asian="normal" style:font-size-complex="24pt" style:font-weight-complex="normal"/>
    </style:style>
    <style:style style:name="MT5" style:family="text"/>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3"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249cm" fo:margin-bottom="0.586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51cm" fo:margin-left="0cm" fo:margin-right="0cm" fo:margin-bottom="1.85cm" style:dynamic-spacing="true"/>
      </style:header-style>
      <style:footer-style>
        <style:header-footer-properties fo:min-height="1.914cm" fo:margin-left="0cm" fo:margin-right="0cm" fo:margin-top="1.813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196cm" fo:margin-left="0cm" fo:margin-right="0cm" fo:margin-bottom="2.096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draw:frame draw:style-name="Mfr1" draw:name="Image 2" text:anchor-type="char" svg:x="10.478cm" svg:y="-0.272cm" svg:width="6.396cm" svg:height="2.275cm" draw:z-index="6"><draw:image xlink:href="Pictures/100002010000015100000078D9D9DB8A9C1CA794.png" xlink:type="simple" xlink:show="embed" xlink:actuate="onLoad"/><svg:desc>Macintosh HD:Users:camille.daniel:Dropbox (OpenClassrooms):Partenaires:iesa_multimedia:logo:logo_iesa.png</svg:desc></draw:frame><draw:frame draw:style-name="Mfr2" draw:name="Image 10" text:anchor-type="char" svg:x="-0.318cm" svg:y="-0.868cm" svg:width="4.47cm" svg:height="3.159cm" draw:z-index="0"><draw:image xlink:href="Pictures/100002010000034A00000253050386CAED8DAC0F.png" xlink:type="simple" xlink:show="embed" xlink:actuate="onLoad"/><draw:contour-polygon svg:width="779px" svg:height="489px" svg:viewBox="0 0 779 489" draw:points="162,52 161,53 159,54 158,55 156,56 155,57 153,58 152,59 150,60 149,61 148,62 146,63 145,64 144,65 142,66 141,67 140,68 139,69 138,70 136,71 135,72 134,73 133,74 132,75 131,76 130,77 129,78 128,79 128,80 128,81 128,82 128,83 128,84 129,85 129,86 129,87 129,88 129,89 129,90 222,91 222,92 222,93 225,94 230,95 80,96 78,97 77,98 75,99 73,100 71,101 70,102 68,103 66,104 65,105 64,106 62,107 61,108 60,109 59,110 58,111 58,112 58,113 58,114 57,115 57,116 57,117 57,118 56,119 56,120 57,121 65,122 73,123 82,124 90,125 120,126 121,127 122,128 124,129 125,130 176,131 177,132 177,133 177,134 178,135 178,136 179,137 179,138 180,139 180,140 180,141 181,142 181,143 182,144 182,145 183,146 183,147 183,148 99,149 99,150 98,151 98,152 97,153 97,154 96,155 96,156 95,157 95,158 94,159 94,160 93,161 93,162 92,163 92,164 91,165 91,166 90,167 90,168 89,169 89,170 88,171 44,172 40,173 39,174 38,175 38,176 37,177 36,178 36,179 35,180 35,181 34,182 34,183 33,184 33,185 33,186 32,187 32,188 32,189 32,190 32,191 32,192 32,193 32,194 32,195 32,196 32,197 32,198 32,199 32,200 32,201 120,202 120,203 120,204 120,205 120,206 120,207 120,208 120,209 119,210 119,211 119,212 119,213 119,214 119,215 121,216 130,217 140,218 150,219 254,220 254,221 254,222 246,223 238,224 230,225 222,226 215,227 215,228 216,229 216,230 80,231 79,232 78,233 77,234 75,235 74,236 73,237 72,238 71,239 70,240 68,241 67,242 66,243 66,244 66,245 66,246 67,247 67,248 68,249 69,250 69,251 70,252 70,253 71,254 71,255 72,256 73,257 73,258 74,259 74,260 75,261 76,262 77,263 77,264 78,265 79,266 80,267 80,268 81,269 82,270 83,271 135,272 135,273 135,274 135,275 135,276 135,277 135,278 135,279 136,280 60,281 60,282 60,283 60,284 59,285 59,286 59,287 58,288 58,289 58,290 58,291 57,292 57,293 57,294 56,295 56,296 56,297 56,298 55,299 55,300 55,301 54,302 54,303 54,304 54,305 56,306 62,307 69,308 162,309 162,310 162,311 162,312 162,313 162,314 162,315 194,316 194,317 194,318 123,319 122,320 122,321 121,322 120,323 120,324 119,325 118,326 118,327 117,328 116,329 116,330 115,331 114,332 114,333 113,334 112,335 112,336 113,337 116,338 119,339 123,340 127,341 132,342 137,343 145,344 213,345 174,346 172,347 171,348 169,349 167,350 166,351 164,352 162,353 161,354 159,355 157,356 156,357 154,358 152,359 112,360 113,361 114,362 116,363 117,364 119,365 120,366 122,367 124,368 125,369 146,370 146,371 147,372 147,373 149,374 152,375 154,376 157,377 160,378 163,379 167,380 170,381 175,382 179,383 211,384 211,385 211,386 205,389 205,390 206,391 208,392 209,393 210,394 212,395 215,396 215,397 216,398 218,399 219,400 221,401 223,402 224,403 226,404 228,405 230,406 232,407 234,408 236,409 238,410 240,411 242,412 245,413 247,414 250,415 252,416 256,417 258,418 262,419 265,420 269,421 273,422 278,423 284,424 291,425 302,426 111,482 107,483 105,484 103,485 102,486 101,487 100,488 100,489 99,490 98,491 98,492 98,493 97,494 97,495 97,496 97,497 96,498 96,499 96,500 96,501 96,502 96,503 96,504 96,505 96,506 96,507 96,508 96,509 96,510 96,511 96,512 96,513 96,514 96,515 96,516 96,517 96,518 96,519 96,520 96,521 96,522 96,523 96,524 97,525 97,526 97,527 97,528 97,529 98,530 98,531 98,532 99,533 99,534 100,535 101,536 102,537 103,538 104,539 106,540 109,541 799,541 802,540 804,539 805,538 806,537 807,536 808,535 809,534 809,533 810,532 810,531 811,530 811,529 811,528 811,527 811,526 811,525 811,524 811,523 811,522 811,521 811,520 811,519 811,518 810,517 810,516 809,515 809,514 808,513 807,512 806,511 805,510 804,509 802,508 800,507 797,506 794,505 792,504 789,503 787,502 786,501 785,500 785,499 802,498 804,497 805,496 807,495 808,494 810,493 810,492 810,491 809,490 808,489 807,488 806,487 805,486 804,485 802,484 800,483 796,482 677,426 689,425 697,424 700,423 708,422 712,421 716,420 719,419 723,418 726,417 729,416 731,415 734,414 736,413 738,412 740,411 740,410 745,409 747,408 749,407 750,406 752,405 754,404 756,403 757,402 759,401 760,400 762,399 763,398 765,397 766,396 767,395 769,394 770,393 771,392 772,391 773,390 774,389 778,386 779,385 780,384 781,383 781,382 781,381 781,380 785,379 786,378 787,377 788,376 789,375 790,374 791,373 791,372 792,371 793,370 794,369 795,368 795,367 796,366 797,365 798,364 798,363 799,362 800,361 801,360 801,359 802,358 803,357 803,356 804,355 805,354 805,353 806,352 807,351 807,350 808,349 177,348 176,347 461,346 810,345 811,344 811,343 811,342 810,341 808,340 806,339 804,338 803,337 801,336 799,335 797,334 795,333 794,332 792,331 790,330 788,329 787,328 785,327 781,326 781,325 779,324 778,323 776,322 774,321 772,320 771,319 769,318 767,317 765,316 763,315 762,314 760,313 758,312 756,311 755,310 753,309 751,308 219,307 210,306 745,305 744,304 740,303 740,302 739,301 737,300 735,299 733,298 731,297 730,296 728,295 726,294 614,293 614,292 614,291 613,290 613,289 613,288 612,287 612,286 612,285 612,284 612,283 611,282 611,281 611,280 611,279 611,278 610,277 610,276 610,275 610,274 610,273 610,272 610,271 610,270 610,269 610,268 249,267 172,266 172,265 610,264 610,263 610,262 610,261 610,260 610,259 610,258 610,257 610,256 610,255 610,254 610,253 611,252 611,251 611,250 611,249 611,248 611,247 612,246 612,245 612,244 612,243 613,242 613,241 613,240 614,239 614,238 614,237 615,236 615,235 725,234 727,233 728,232 730,231 732,230 733,229 735,228 736,227 253,226 253,225 740,224 744,223 745,222 747,221 749,220 751,219 752,218 754,217 756,216 757,215 759,214 761,213 763,212 764,211 766,210 768,209 769,208 771,207 773,206 775,205 776,204 778,203 780,202 781,201 781,200 785,199 787,198 788,197 790,196 792,195 793,194 795,193 797,192 799,191 800,190 802,189 804,188 805,187 274,186 264,185 537,184 809,183 808,182 808,181 807,180 807,179 806,178 805,177 805,176 804,175 803,174 803,173 802,172 801,171 801,170 800,169 799,168 799,167 798,166 797,165 797,164 796,163 795,162 794,161 793,160 793,159 792,158 791,157 790,156 789,155 788,154 787,153 787,152 786,151 785,150 781,149 781,148 781,147 781,146 271,145 270,144 777,143 776,142 775,141 774,140 773,139 772,138 771,137 769,136 768,135 767,134 765,133 764,132 763,131 761,130 760,129 758,128 757,127 755,126 753,125 752,124 750,123 748,122 746,121 744,120 740,119 740,118 738,117 735,116 733,115 730,114 728,113 725,112 721,111 718,110 714,109 710,108 706,107 700,106 335,105 335,104 334,103 327,102 319,101 312,100 304,99 259,98 259,97 260,96 260,95 260,94 260,93 260,92 261,91 261,90 261,89 261,88 261,87 262,86 262,85 262,84 262,83 262,82 262,81 263,80 263,79 263,78 263,77 263,76 264,75 264,74 264,73 264,72 264,71 264,70 265,69 265,68 265,67 265,66 265,65 266,64 266,63 261,62 165,61 164,60 164,59 164,58 164,57 164,56 164,55 164,54 164,53 164,52" draw:recreate-on-edit="true"/></draw:frame></text:p>
      </style:header>
      <style:footer>
        <text:p text:style-name="MP2"><text:s text:c="22"/><text:tab/><text:tab/><text:tab/><text:a xlink:type="simple" xlink:href="http://www.openclassrooms.com/" text:style-name="Internet_20_link" text:visited-style-name="Visited_20_Internet_20_Link"><text:span text:style-name="MT1">www.openclassrooms.com</text:span></text:a><text:span text:style-name="MT2">Boulevard Haussmann – 75009 Paris – France<text:line-break/></text:span><text:span text:style-name="MT3">Tél :</text:span><text:span text:style-name="MT2"> +33 1 80 88 80 30 - </text:span><text:span text:style-name="MT3">Fax :</text:span><text:span text:style-name="MT2"> +33 1 80 88 80 31 – </text:span><text:span text:style-name="MT3">Site web :</text:span><text:span text:style-name="MT2"> www.openclassrooms.com - </text:span><text:span text:style-name="MT3">Email :</text:span><text:span text:style-name="MT2"> contact@openclassrooms.coau capital social de <text:s/>70 727,80 € - RCS Paris 493 861 363 - TVA FR 87 493 861 363 - APE 5811Z</text:span></text:p>
      </style:footer>
    </style:master-page>
    <style:master-page style:name="Converted1" style:page-layout-name="Mpm2">
      <style:header>
        <text:p text:style-name="MP3"><text:span text:style-name="MT4"><text:s/></text:span>Analysez une situation <draw:frame draw:style-name="Mfr1" draw:name="Image 4" text:anchor-type="char" svg:x="3.175cm" svg:y="-0.787cm" svg:width="4.445cm" svg:height="1.582cm" draw:z-index="11"><draw:image xlink:href="Pictures/100002010000015100000078D9D9DB8A9C1CA794.png" xlink:type="simple" xlink:show="embed" xlink:actuate="onLoad"/><svg:desc>Macintosh HD:Users:camille.daniel:Dropbox (OpenClassrooms):Partenaires:iesa_multimedia:logo:logo_iesa.png</svg:desc></draw:frame><draw:frame draw:style-name="Mfr3" draw:name="Image 5" text:anchor-type="char" svg:x="0.106cm" svg:y="-0.97cm" svg:width="2.716cm" svg:height="1.921cm" draw:z-index="5"><draw:image xlink:href="Pictures/100002010000034A00000253050386CAED8DAC0F.png" xlink:type="simple" xlink:show="embed" xlink:actuate="onLoad"/></draw:frame></text:p>
        <text:p text:style-name="MP3">de changement et ses impacts </text:p>
      </style:header>
      <style:footer>
        <text:p text:style-name="Footer"><text:span text:style-name="page_20_number"><text:page-number text:select-page="current">4</text:page-number></text:span><text:span text:style-name="page_20_number"> / </text:span><text:span text:style-name="page_20_number"><text:page-count>6</text:page-count></text:span></text:p>
        <text:p text:style-name="MP2"><draw:frame draw:style-name="Mfr4" draw:name="Frame1" text:anchor-type="paragraph" svg:y="0.002cm" draw:z-index="16"><draw:text-box fo:min-height="0.041cm" fo:min-width="0.041cm"><text:p text:style-name="MP4"><text:span text:style-name="page_20_number"/></text:p></draw:text-box></draw:frame><text:a xlink:type="simple" xlink:href="http://www.openclassrooms.com/" text:style-name="Internet_20_link" text:visited-style-name="Visited_20_Internet_20_Link"><text:span text:style-name="MT1">www.openclassrooms.com</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e Dubuc</meta:initial-creator>
    <meta:editing-cycles>5</meta:editing-cycles>
    <meta:print-date>2016-06-28T12:23:00</meta:print-date>
    <meta:creation-date>2016-06-28T12:23:00</meta:creation-date>
    <dc:date>2016-10-27T08:46:34.031518000</dc:date>
    <meta:editing-duration>PT27M21S</meta:editing-duration>
    <meta:generator>LibreOffice/5.0.2.2$MacOSX_X86_64 LibreOffice_project/37b43f919e4de5eeaca9b9755ed688758a8251fe</meta:generator>
    <meta:document-statistic meta:table-count="3" meta:image-count="4" meta:object-count="0" meta:page-count="6" meta:paragraph-count="58" meta:word-count="806" meta:character-count="4843" meta:non-whitespace-character-count="4062"/>
    <meta:user-defined meta:name="AppVersion">14.0000</meta:user-defined>
    <meta:user-defined meta:name="Company">Simple 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